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5.6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6cm" fo:min-width="7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3.0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544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1.011cm" fo:min-width="0.761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8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0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938cm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end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 fo:font-size="18pt" fo:font-weight="bold" style:font-size-asian="18pt" style:font-size-complex="18pt"/>
    </style:style>
    <style:style style:name="P5" style:family="paragraph">
      <style:paragraph-properties fo:text-align="end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end"/>
      <style:text-properties fo:font-size="14pt" fo:font-weight="normal" style:font-size-asian="18pt" style:font-size-complex="18pt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ffff99"/>
      <style:paragraph-properties fo:text-align="center"/>
    </style:style>
    <style:style style:name="P9" style:family="paragraph">
      <loext:graphic-properties draw:fill="solid" draw:fill-color="#aecf00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font-weight="normal"/>
    </style:style>
    <style:style style:name="T3" style:family="text">
      <style:text-properties fo:font-size="12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10.525cm" svg:x2="13.446cm" svg:y2="10.525cm">
          <text:p/>
        </draw:line>
        <draw:line draw:style-name="gr1" draw:text-style-name="P2" draw:layer="layout" svg:x1="4.556cm" svg:y1="10.525cm" svg:x2="4.556cm" svg:y2="4.048cm">
          <text:p/>
        </draw:line>
        <draw:custom-shape draw:style-name="gr2" draw:text-style-name="P4" draw:layer="layout" svg:width="0.762cm" svg:height="0.762cm" svg:x="3.413cm" svg:y="4.556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413cm" svg:y="6.08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413cm" svg:y="7.604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3.414cm" svg:y="9.128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548cm" svg:height="0.962cm" draw:transform="rotate (1.0456267548698) translate (3.492cm 13.378cm)">
          <draw:text-box>
            <text:p text:style-name="P5"><text:span text:style-name="T2">Basic CRUD</text:span></text:p>
          </draw:text-box>
        </draw:frame>
        <draw:frame draw:style-name="gr4" draw:text-style-name="P6" draw:layer="layout" svg:width="5.467cm" svg:height="1.216cm" draw:transform="rotate (1.0459758207202) translate (3.898cm 15.044cm)">
          <draw:text-box>
            <text:p text:style-name="P5"><text:span text:style-name="T2">Advanced Operations</text:span></text:p>
          </draw:text-box>
        </draw:frame>
        <draw:frame draw:style-name="gr5" draw:text-style-name="P6" draw:layer="layout" svg:width="3.171cm" svg:height="0.962cm" draw:transform="rotate (1.045801287795) translate (6.789cm 13.028cm)">
          <draw:text-box>
            <text:p text:style-name="P5"><text:span text:style-name="T2">Exotic SQL</text:span></text:p>
          </draw:text-box>
        </draw:frame>
        <draw:frame draw:style-name="gr6" draw:text-style-name="P6" draw:layer="layout" svg:width="7.144cm" svg:height="1.046cm" draw:transform="rotate (1.0459758207202) translate (8.008cm 16.467cm)">
          <draw:text-box>
            <text:p text:style-name="P5"><text:span text:style-name="T2">Stored Procedures Execution</text:span></text:p>
          </draw:text-box>
        </draw:frame>
        <draw:frame draw:style-name="gr7" draw:text-style-name="P6" draw:layer="layout" svg:width="3.598cm" svg:height="1.024cm" draw:transform="rotate (1.0471975511966) translate (8.422cm 13.586cm)">
          <draw:text-box>
            <text:p text:style-name="P5"><text:span text:style-name="T2">Dynamic SQL</text:span></text:p>
          </draw:text-box>
        </draw:frame>
        <draw:frame draw:style-name="gr8" draw:text-style-name="P6" draw:layer="layout" svg:width="4.044cm" svg:height="1.088cm" draw:transform="rotate (1.0471975511966) translate (10.597cm 13.903cm)">
          <draw:text-box>
            <text:p text:style-name="P5"><text:span text:style-name="T2">Low-level JDBC</text:span></text:p>
          </draw:text-box>
        </draw:frame>
        <draw:line draw:style-name="gr1" draw:text-style-name="P2" draw:layer="layout" svg:x1="13.446cm" svg:y1="10.526cm" svg:x2="13.446cm" svg:y2="4.048cm">
          <text:p/>
        </draw:line>
        <draw:line draw:style-name="gr1" draw:text-style-name="P2" draw:layer="layout" svg:x1="4.557cm" svg:y1="4.048cm" svg:x2="13.446cm" svg:y2="4.048cm">
          <text:p/>
        </draw:line>
        <draw:custom-shape draw:style-name="gr9" draw:text-style-name="P3" draw:layer="layout" svg:width="1.524cm" svg:height="1.397cm" svg:x="4.81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889cm" svg:height="1.397cm" svg:x="6.461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13cm" svg:height="1.397cm" svg:x="7.477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397cm" svg:height="1.397cm" svg:x="10.017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762cm" svg:height="1.397cm" svg:x="12.43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62cm" svg:height="1.397cm" svg:x="11.541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524cm" svg:height="1.397cm" svg:x="4.81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889cm" svg:height="1.397cm" svg:x="6.461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13cm" svg:height="1.397cm" svg:x="7.477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397cm" svg:height="1.397cm" svg:x="10.017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762cm" svg:height="1.397cm" svg:x="12.43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62cm" svg:height="1.397cm" svg:x="11.541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524cm" svg:height="1.397cm" svg:x="4.81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889cm" svg:height="1.397cm" svg:x="6.461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13cm" svg:height="1.397cm" svg:x="7.477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397cm" svg:height="1.397cm" svg:x="10.017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762cm" svg:height="1.397cm" svg:x="12.43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62cm" svg:height="1.397cm" svg:x="11.541cm" svg:y="5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524cm" svg:height="1.397cm" svg:x="4.8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889cm" svg:height="1.397cm" svg:x="6.46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13cm" svg:height="1.397cm" svg:x="7.477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397cm" svg:height="1.397cm" svg:x="10.017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762cm" svg:height="1.397cm" svg:x="12.43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62cm" svg:height="1.397cm" svg:x="11.54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762cm" svg:height="0.762cm" svg:x="14.256cm" svg:y="7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762cm" svg:height="0.762cm" svg:x="14.256cm" svg:y="6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62cm" svg:height="0.762cm" svg:x="14.256cm" svg:y="6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5.366cm" svg:height="0.729cm" svg:x="15.018cm" svg:y="7.971cm">
          <draw:text-box>
            <text:p><text:span text:style-name="T3">Not supported by MyBatis</text:span></text:p>
          </draw:text-box>
        </draw:frame>
        <draw:frame draw:style-name="gr14" draw:text-style-name="P10" draw:layer="layout" svg:width="4.519cm" svg:height="1.207cm" svg:x="15.018cm" svg:y="6.797cm">
          <draw:text-box>
            <text:p><text:span text:style-name="T3">Supported by custom</text:span></text:p>
            <text:p><text:span text:style-name="T3">MyBatis mappers</text:span></text:p>
          </draw:text-box>
        </draw:frame>
        <draw:frame draw:style-name="gr15" draw:text-style-name="P10" draw:layer="layout" svg:width="5.438cm" svg:height="0.729cm" svg:x="15.018cm" svg:y="6.193cm">
          <draw:text-box>
            <text:p><text:span text:style-name="T3">Automated by HotRod</text:span></text:p>
          </draw:text-box>
        </draw:frame>
        <draw:line draw:style-name="gr16" draw:text-style-name="P12" draw:layer="layout" svg:x1="4.81cm" svg:y1="3.159cm" svg:x2="13.192cm" svg:y2="3.159cm">
          <text:p text:style-name="P11"><text:span text:style-name="T4"/></text:p>
          <text:p text:style-name="P11"><text:span text:style-name="T4">Increased development effort</text:span></text:p>
          <text:p text:style-name="P11"><text:span text:style-name="T4"/></text:p>
          <text:p text:style-name="P11"><text:span text:style-name="T4">Increased potential runtime performance</text:span></text:p>
          <text:p text:style-name="P11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9T17:39:21.506506373</meta:creation-date>
    <dc:date>2017-01-03T23:32:26.975938467</dc:date>
    <meta:editing-duration>PT3H3M17S</meta:editing-duration>
    <meta:editing-cycles>14</meta:editing-cycles>
    <meta:generator>LibreOffice/5.0.4.2$Linux_X86_64 LibreOffice_project/00m0$Build-2</meta:generator>
    <meta:document-statistic meta:object-count="45"/>
  </office:meta>
</office:document-meta>
</file>